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1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1cm" svg:y1="0.1cm" svg:x2="0.1cm" svg:y2="0.735cm">
            <text:p/>
          </draw:line>
          <draw:line draw:style-name="gr1" draw:text-style-name="P1" draw:layer="layout" svg:x1="0.1cm" svg:y1="0.735cm" svg:x2="2.005cm" svg:y2="0.735cm">
            <text:p/>
          </draw:line>
          <draw:line draw:style-name="gr1" draw:text-style-name="P1" draw:layer="layout" svg:x1="2.005cm" svg:y1="0.1cm" svg:x2="2.005cm" svg:y2="0.735cm">
            <text:p/>
          </draw:line>
        </draw:g>
        <draw:g>
          <draw:line draw:style-name="gr1" draw:text-style-name="P1" draw:layer="layout" svg:x1="5.18cm" svg:y1="0.1cm" svg:x2="5.18cm" svg:y2="0.735cm">
            <text:p/>
          </draw:line>
          <draw:line draw:style-name="gr1" draw:text-style-name="P1" draw:layer="layout" svg:x1="5.18cm" svg:y1="0.735cm" svg:x2="7.085cm" svg:y2="0.735cm">
            <text:p/>
          </draw:line>
          <draw:line draw:style-name="gr1" draw:text-style-name="P1" draw:layer="layout" svg:x1="7.085cm" svg:y1="0.1cm" svg:x2="7.085cm" svg:y2="0.735cm">
            <text:p/>
          </draw:line>
        </draw:g>
        <draw:g>
          <draw:line draw:style-name="gr1" draw:text-style-name="P1" draw:layer="layout" svg:x1="7.72cm" svg:y1="0.1cm" svg:x2="7.72cm" svg:y2="0.735cm">
            <text:p/>
          </draw:line>
          <draw:line draw:style-name="gr1" draw:text-style-name="P1" draw:layer="layout" svg:x1="7.72cm" svg:y1="0.735cm" svg:x2="9.625cm" svg:y2="0.735cm">
            <text:p/>
          </draw:line>
          <draw:line draw:style-name="gr1" draw:text-style-name="P1" draw:layer="layout" svg:x1="9.625cm" svg:y1="0.1cm" svg:x2="9.625cm" svg:y2="0.735cm">
            <text:p/>
          </draw:line>
        </draw:g>
        <draw:g>
          <draw:line draw:style-name="gr1" draw:text-style-name="P1" draw:layer="layout" svg:x1="2.64cm" svg:y1="0.1cm" svg:x2="2.64cm" svg:y2="0.735cm">
            <text:p/>
          </draw:line>
          <draw:line draw:style-name="gr1" draw:text-style-name="P1" draw:layer="layout" svg:x1="2.64cm" svg:y1="0.735cm" svg:x2="4.545cm" svg:y2="0.735cm">
            <text:p/>
          </draw:line>
          <draw:line draw:style-name="gr1" draw:text-style-name="P1" draw:layer="layout" svg:x1="4.545cm" svg:y1="0.1cm" svg:x2="4.545cm" svg:y2="0.735cm">
            <text:p/>
          </draw:line>
        </draw:g>
        <draw:frame draw:style-name="gr2" draw:text-style-name="P3" draw:layer="layout" svg:width="1.905cm" svg:height="0.687cm" svg:x="2.64cm" svg:y="0.1cm">
          <draw:text-box>
            <text:p text:style-name="P2"><text:span text:style-name="T1">junk 'X'</text:span></text:p>
          </draw:text-box>
        </draw:frame>
        <draw:frame draw:style-name="gr2" draw:text-style-name="P3" draw:layer="layout" svg:width="1.905cm" svg:height="0.687cm" svg:x="5.18cm" svg:y="0.1cm">
          <draw:text-box>
            <text:p text:style-name="P2"><text:span text:style-name="T1">var2 +1</text:span></text:p>
          </draw:text-box>
        </draw:frame>
        <draw:frame draw:style-name="gr2" draw:text-style-name="P5" draw:layer="layout" svg:width="1.905cm" svg:height="0.687cm" svg:x="7.72cm" svg:y="0.1cm">
          <draw:text-box>
            <text:p text:style-name="P4"><text:span text:style-name="T1">junl 'X'</text:span></text:p>
          </draw:text-box>
        </draw:frame>
        <draw:frame draw:style-name="gr3" draw:text-style-name="P5" draw:layer="layout" svg:width="2.54cm" svg:height="3.81cm" svg:x="0.1cm" svg:y="0.735cm">
          <draw:text-box>
            <text:p text:style-name="P4"><text:span text:style-name="T1">Put characters 1 through 2 in var1 (stopping point is 3).</text:span></text:p>
          </draw:text-box>
        </draw:frame>
        <draw:frame draw:style-name="gr3" draw:text-style-name="P5" draw:layer="layout" svg:width="2.54cm" svg:height="3.81cm" svg:x="2.64cm" svg:y="0.735cm">
          <draw:text-box>
            <text:p text:style-name="P4"><text:span text:style-name="T1">Starting point at 3, put characters upto (not including) first 'X' in junk.</text:span></text:p>
          </draw:text-box>
        </draw:frame>
        <draw:frame draw:style-name="gr3" draw:text-style-name="P5" draw:layer="layout" svg:width="2.54cm" svg:height="3.81cm" svg:x="5.18cm" svg:y="0.735cm">
          <draw:text-box>
            <text:p text:style-name="P4"><text:span text:style-name="T1">Starting with first 'X' put 1 (+1) character in var2.</text:span></text:p>
          </draw:text-box>
        </draw:frame>
        <draw:frame draw:style-name="gr3" draw:text-style-name="P5" draw:layer="layout" svg:width="2.54cm" svg:height="3.81cm" svg:x="7.72cm" svg:y="0.735cm">
          <draw:text-box>
            <text:p text:style-name="P4"><text:span text:style-name="T1">Starting with character after first 'X' put up to second 'X' in junk.</text:span></text:p>
          </draw:text-box>
        </draw:frame>
        <draw:frame draw:style-name="gr2" draw:text-style-name="P3" draw:layer="layout" svg:width="1.905cm" svg:height="0.687cm" svg:x="0.1cm" svg:y="0.1cm">
          <draw:text-box>
            <text:p text:style-name="P2"><text:span text:style-name="T1">var1 <text:s/>3</text:span></text:p>
          </draw:text-box>
        </draw:frame>
        <draw:frame draw:style-name="gr2" draw:text-style-name="P5" draw:layer="layout" svg:width="2.54cm" svg:height="0.687cm" svg:x="10.26cm" svg:y="0.1cm">
          <draw:text-box>
            <text:p text:style-name="P4"><text:span text:style-name="T1">var3 <text:s/>+1</text:span></text:p>
          </draw:text-box>
        </draw:frame>
        <draw:g>
          <draw:line draw:style-name="gr1" draw:text-style-name="P1" draw:layer="layout" svg:x1="10.26cm" svg:y1="0.1cm" svg:x2="10.26cm" svg:y2="0.735cm">
            <text:p/>
          </draw:line>
          <draw:line draw:style-name="gr1" draw:text-style-name="P1" draw:layer="layout" svg:x1="10.26cm" svg:y1="0.735cm" svg:x2="12.165cm" svg:y2="0.735cm">
            <text:p/>
          </draw:line>
          <draw:line draw:style-name="gr1" draw:text-style-name="P1" draw:layer="layout" svg:x1="12.165cm" svg:y1="0.1cm" svg:x2="12.165cm" svg:y2="0.735cm">
            <text:p/>
          </draw:line>
        </draw:g>
        <draw:g>
          <draw:line draw:style-name="gr1" draw:text-style-name="P1" draw:layer="layout" svg:x1="12.8cm" svg:y1="0.1cm" svg:x2="12.8cm" svg:y2="0.735cm">
            <text:p/>
          </draw:line>
          <draw:line draw:style-name="gr1" draw:text-style-name="P1" draw:layer="layout" svg:x1="12.8cm" svg:y1="0.735cm" svg:x2="14.07cm" svg:y2="0.735cm">
            <text:p/>
          </draw:line>
          <draw:line draw:style-name="gr1" draw:text-style-name="P1" draw:layer="layout" svg:x1="14.07cm" svg:y1="0.1cm" svg:x2="14.07cm" svg:y2="0.735cm">
            <text:p/>
          </draw:line>
        </draw:g>
        <draw:frame draw:style-name="gr2" draw:text-style-name="P5" draw:layer="layout" svg:width="1.27cm" svg:height="0.687cm" svg:x="12.8cm" svg:y="0.1cm">
          <draw:text-box>
            <text:p text:style-name="P4"><text:span text:style-name="T1">junk</text:span></text:p>
          </draw:text-box>
        </draw:frame>
        <draw:frame draw:style-name="gr3" draw:text-style-name="P5" draw:layer="layout" svg:width="2.54cm" svg:height="3.81cm" svg:x="10.26cm" svg:y="0.735cm">
          <draw:text-box>
            <text:p text:style-name="P4"><text:span text:style-name="T1">Starting with second 'X' put 1 (+1) character in var3.</text:span></text:p>
          </draw:text-box>
        </draw:frame>
        <draw:frame draw:style-name="gr3" draw:text-style-name="P5" draw:layer="layout" svg:width="2.54cm" svg:height="3.81cm" svg:x="12.8cm" svg:y="0.735cm">
          <draw:text-box>
            <text:p text:style-name="P4"><text:span text:style-name="T1">Starting with character after second 'X' put rest in junk.</text:span></text:p>
          </draw:text-box>
        </draw:frame>
        <draw:frame draw:style-name="gr4" draw:text-style-name="P5" draw:layer="layout" svg:width="2.54cm" svg:height="1.27cm" svg:x="0.1cm" svg:y="4.545cm">
          <draw:text-box>
            <text:p text:style-name="P4"><text:span text:style-name="T1">var1='RE'</text:span></text:p>
          </draw:text-box>
        </draw:frame>
        <draw:frame draw:style-name="gr4" draw:text-style-name="P5" draw:layer="layout" svg:width="3.175cm" svg:height="1.27cm" svg:x="2.64cm" svg:y="4.545cm">
          <draw:text-box>
            <text:p text:style-name="P4"><text:span text:style-name="T1">junk=</text:span></text:p>
            <text:p text:style-name="P4"><text:span text:style-name="T1">'structured e'</text:span></text:p>
          </draw:text-box>
        </draw:frame>
        <draw:frame draw:style-name="gr4" draw:text-style-name="P5" draw:layer="layout" svg:width="2.54cm" svg:height="1.27cm" svg:x="5.18cm" svg:y="4.545cm">
          <draw:text-box>
            <text:p text:style-name="P4"><text:span text:style-name="T1">var2=X'</text:span></text:p>
          </draw:text-box>
        </draw:frame>
        <draw:frame draw:style-name="gr4" draw:text-style-name="P5" draw:layer="layout" svg:width="2.54cm" svg:height="1.27cm" svg:x="7.72cm" svg:y="4.545cm">
          <draw:text-box>
            <text:p text:style-name="P4"><text:span text:style-name="T1">junk=</text:span></text:p>
            <text:p text:style-name="P4"><text:span text:style-name="T1">'tended e'</text:span></text:p>
          </draw:text-box>
        </draw:frame>
        <draw:frame draw:style-name="gr4" draw:text-style-name="P5" draw:layer="layout" svg:width="2.54cm" svg:height="1.27cm" svg:x="10.26cm" svg:y="4.545cm">
          <draw:text-box>
            <text:p text:style-name="P4"><text:span text:style-name="T1">var3='X'</text:span></text:p>
          </draw:text-box>
        </draw:frame>
        <draw:frame draw:style-name="gr4" draw:text-style-name="P5" draw:layer="layout" svg:width="2.54cm" svg:height="1.27cm" svg:x="12.8cm" svg:y="4.545cm">
          <draw:text-box>
            <text:p text:style-name="P4"><text:span text:style-name="T1">junk=</text:span></text:p>
            <text:p text:style-name="P4"><text:span text:style-name="T1">'ecutor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5.44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12T14:24:26</meta:creation-date>
    <dc:creator>Jean Louis Faucher</dc:creator>
    <dc:date>2009-12-14T22:56:44.25</dc:date>
    <dc:language>en-US</dc:language>
    <meta:editing-cycles>4</meta:editing-cycles>
    <meta:editing-duration>PT00H25M53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